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287.89pt"/>
    </style:style>
    <style:style style:name="co5" style:family="table-column">
      <style:table-column-properties fo:break-before="auto" style:column-width="570.44pt"/>
    </style:style>
    <style:style style:name="co6" style:family="table-column">
      <style:table-column-properties fo:break-before="auto" style:column-width="248.54pt"/>
    </style:style>
    <style:style style:name="co7" style:family="table-column">
      <style:table-column-properties fo:break-before="auto" style:column-width="1163.5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 style:data-style-name="N104"/>
    <style:style style:name="ce4" style:family="table-cell" style:parent-style-name="Default">
      <style:table-cell-properties fo:border="none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otal" table:style-name="ta1">
        <table:table-column table:style-name="co1" table:default-cell-style-name="Default"/>
        <table:table-row table:style-name="ro1">
          <table:table-cell office:value-type="string" calcext:value-type="string">
            <text:p><text:s/></text:p>
          </table:table-cell>
        </table:table-row>
      </table:table>
      <table:table table:name="Bed" table:style-name="ta1">
        <table:table-column table:style-name="co3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3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L Bracke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6" calcext:value-type="float">
            <text:p>6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table:formula="of:=[.E2]*[.G2]" office:value-type="currency" office:currency="USD" office:value="9" calcext:value-type="currency">
            <text:p>$9.00</text:p>
          </table:table-cell>
          <table:table-cell/>
          <table:table-cell office:value-type="string" calcext:value-type="string">
            <text:p>http://openbuildspartstore.com/l-brack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ining Plate, 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4" calcext:value-type="float">
            <text:p>4</text:p>
          </table:table-cell>
          <table:table-cell/>
          <table:table-cell office:value-type="currency" office:currency="USD" office:value="4.65" calcext:value-type="currency">
            <text:p>$4.65</text:p>
          </table:table-cell>
          <table:table-cell table:formula="of:=[.E3]*[.G3]" office:value-type="currency" office:currency="USD" office:value="18.6" calcext:value-type="currency">
            <text:p>$18.60</text:p>
          </table:table-cell>
          <table:table-cell/>
          <table:table-cell office:value-type="string" calcext:value-type="string">
            <text:p>http://openbuildspartstore.com/t-joining-plate/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Extrusion, 20-20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2" calcext:value-type="float">
            <text:p>2</text:p>
          </table:table-cell>
          <table:table-cell/>
          <table:table-cell office:value-type="currency" office:currency="USD" office:value="8.66" calcext:value-type="currency">
            <text:p>$8.66</text:p>
          </table:table-cell>
          <table:table-cell table:formula="of:=[.E5]*[.G5]" office:value-type="currency" office:currency="USD" office:value="17.32" calcext:value-type="currency">
            <text:p>$17.32</text:p>
          </table:table-cell>
          <table:table-cell/>
          <table:table-cell office:value-type="string" calcext:value-type="string">
            <text:p>http://www.amazon.com/80-20-20-2040-T-SLOTTED-EXTRUSION/dp/B001F0G6CU/ref=sr_1_1?ie=UTF8&amp;qid=1440121189&amp;sr=8-1&amp;keywords=20-2040+610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trusion, 20-40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6]*[.D6]" office:value-type="float" office:value="1" calcext:value-type="float">
            <text:p>1</text:p>
          </table:table-cell>
          <table:table-cell/>
          <table:table-cell office:value-type="currency" office:currency="USD" office:value="13.54" calcext:value-type="currency">
            <text:p>$13.54</text:p>
          </table:table-cell>
          <table:table-cell table:formula="of:=[.E6]*[.G6]" office:value-type="currency" office:currency="USD" office:value="13.54" calcext:value-type="currency">
            <text:p>$13.54</text:p>
          </table:table-cell>
          <table:table-cell/>
          <table:table-cell office:value-type="string" calcext:value-type="string">
            <text:p>http://www.amazon.com/80-20-20-4040-T-Slotted-Extrusion/dp/B001F0F1BC/ref=sr_1_4?ie=UTF8&amp;qid=1440121259&amp;sr=8-4&amp;keywords=20-4040+610m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XY_Plate</text:p>
          </table:table-cell>
          <table:table-cell office:value-type="string" calcext:value-type="string">
            <text:p>CUSTOM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]*[.D8]" office:value-type="float" office:value="1" calcext:value-type="float">
            <text:p>1</text:p>
          </table:table-cell>
          <table:table-cell/>
          <table:table-cell table:style-name="Default"/>
          <table:table-cell table:formula="of:=[.E8]*[.G8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http://www.emachineshop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Y_EndPlate</text:p>
          </table:table-cell>
          <table:table-cell office:value-type="string" calcext:value-type="string">
            <text:p>CUSTO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2" calcext:value-type="float">
            <text:p>2</text:p>
          </table:table-cell>
          <table:table-cell/>
          <table:table-cell table:style-name="Default"/>
          <table:table-cell table:formula="of:=[.E9]*[.G9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http://www.emachineshop.com/</text:p>
          </table:table-cell>
          <table:table-cell table:number-columns-repeated="1014"/>
        </table:table-row>
      </table:table>
      <table:table table:name="Frame" table:style-name="ta1">
        <table:table-column table:style-name="co4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3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Joining Plate, 90de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8" calcext:value-type="float">
            <text:p>8</text:p>
          </table:table-cell>
          <table:table-cell/>
          <table:table-cell office:value-type="currency" office:currency="USD" office:value="4.8" calcext:value-type="currency">
            <text:p>$4.80</text:p>
          </table:table-cell>
          <table:table-cell table:formula="of:=[.E2]*[.G2]" office:value-type="currency" office:currency="USD" office:value="38.4" calcext:value-type="currency">
            <text:p>$38.40</text:p>
          </table:table-cell>
          <table:table-cell/>
          <table:table-cell office:value-type="string" calcext:value-type="string">
            <text:p>http://openbuildspartstore.com/90-degree-joining-plate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be Corner Connecto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8" calcext:value-type="float">
            <text:p>8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table:formula="of:=[.E3]*[.G3]" office:value-type="currency" office:currency="USD" office:value="26" calcext:value-type="currency">
            <text:p>$26.00</text:p>
          </table:table-cell>
          <table:table-cell/>
          <table:table-cell office:value-type="string" calcext:value-type="string">
            <text:p>http://openbuildspartstore.com/cube-corner-connecto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 Bracke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6" calcext:value-type="float">
            <text:p>6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table:formula="of:=[.E4]*[.G4]" office:value-type="currency" office:currency="USD" office:value="9" calcext:value-type="currency">
            <text:p>$9.00</text:p>
          </table:table-cell>
          <table:table-cell/>
          <table:table-cell office:value-type="string" calcext:value-type="string">
            <text:p>http://openbuildspartstore.com/l-bracket/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Extrusion, 20-2020</text:p>
          </table:table-cell>
          <table:table-cell office:value-type="string" calcext:value-type="string">
            <text:p>1210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4" calcext:value-type="float">
            <text:p>4</text:p>
          </table:table-cell>
          <table:table-cell/>
          <table:table-cell office:value-type="currency" office:currency="USD" office:value="9.64" calcext:value-type="currency">
            <text:p>$9.64</text:p>
          </table:table-cell>
          <table:table-cell table:formula="of:=[.E6]*[.G6]" office:value-type="currency" office:currency="USD" office:value="38.56" calcext:value-type="currency">
            <text:p>$38.56</text:p>
          </table:table-cell>
          <table:table-cell/>
          <table:table-cell office:value-type="string" calcext:value-type="string">
            <text:p>http://www.amazon.com/80-20-20-2020-T-SLOTTED-EXTRUSION/dp/B001F0K4NW/ref=sr_1_1?ie=UTF8&amp;qid=1440118289&amp;sr=8-1&amp;keywords=8020+20+series+1220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trusion, 20-2020</text:p>
          </table:table-cell>
          <table:table-cell office:value-type="string" calcext:value-type="string">
            <text:p>610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4" calcext:value-type="float">
            <text:p>4</text:p>
          </table:table-cell>
          <table:table-cell/>
          <table:table-cell office:value-type="currency" office:currency="USD" office:value="5.79" calcext:value-type="currency">
            <text:p>$5.79</text:p>
          </table:table-cell>
          <table:table-cell table:formula="of:=[.E7]*[.G7]" office:value-type="currency" office:currency="USD" office:value="23.16" calcext:value-type="currency">
            <text:p>$23.16</text:p>
          </table:table-cell>
          <table:table-cell/>
          <table:table-cell office:value-type="string" calcext:value-type="string">
            <text:p>http://www.amazon.com/80-20-20-2020-T-SLOTTED-EXTRUSION/dp/B001F0I3F8/ref=sr_1_1?ie=UTF8&amp;qid=1440118460&amp;sr=8-1&amp;keywords=8020+20+series+610m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GantryPlate</text:p>
          </table:table-cell>
          <table:table-cell office:value-type="string" calcext:value-type="string">
            <text:p>CUSTO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6" calcext:value-type="float">
            <text:p>6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table:formula="of:=[.E9]*[.G9]" office:value-type="currency" office:currency="USD" office:value="150" calcext:value-type="currency">
            <text:p>$150.00</text:p>
          </table:table-cell>
          <table:table-cell/>
          <table:table-cell office:value-type="string" calcext:value-type="string">
            <text:p>http://www.emachineshop.com/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crew-M5x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130" calcext:value-type="float">
            <text:p>130</text:p>
          </table:table-cell>
          <table:table-cell/>
          <table:table-cell office:value-type="currency" office:currency="USD" office:value="0.126" calcext:value-type="currency">
            <text:p>$0.13</text:p>
          </table:table-cell>
          <table:table-cell table:formula="of:=[.E11]*[.G11]" office:value-type="currency" office:currency="USD" office:value="16.38" calcext:value-type="currency">
            <text:p>$16.38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rew-M5x1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130" calcext:value-type="float">
            <text:p>130</text:p>
          </table:table-cell>
          <table:table-cell/>
          <table:table-cell office:value-type="currency" office:currency="USD" office:value="0.126" calcext:value-type="currency">
            <text:p>$0.13</text:p>
          </table:table-cell>
          <table:table-cell table:formula="of:=[.E12]*[.G12]" office:value-type="currency" office:currency="USD" office:value="16.38" calcext:value-type="currency">
            <text:p>$16.38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eNut-M5x1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[.C13]*[.D13]" office:value-type="float" office:value="130" calcext:value-type="float">
            <text:p>130</text:p>
          </table:table-cell>
          <table:table-cell/>
          <table:table-cell office:value-type="currency" office:currency="USD" office:value="0.198" calcext:value-type="currency">
            <text:p>$0.20</text:p>
          </table:table-cell>
          <table:table-cell table:formula="of:=[.E13]*[.G13]" office:value-type="currency" office:currency="USD" office:value="25.74" calcext:value-type="currency">
            <text:p>$25.74</text:p>
          </table:table-cell>
          <table:table-cell/>
          <table:table-cell office:value-type="string" calcext:value-type="string">
            <text:p>http://openbuildspartstore.com/tee-nuts-25-pack/</text:p>
          </table:table-cell>
          <table:table-cell table:number-columns-repeated="1014"/>
        </table:table-row>
      </table:table>
      <table:table table:name="X" table:style-name="ta1">
        <table:table-column table:style-name="co5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3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2]*[.D2]" office:value-type="float" office:value="1" calcext:value-type="float">
            <text:p>1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table:formula="of:=[.E2]*[.G2]" office:value-type="currency" office:currency="USD" office:value="31.5" calcext:value-type="currency">
            <text:p>$31.50</text:p>
          </table:table-cell>
          <table:table-cell/>
          <table:table-cell table:style-name="ce5" office:value-type="string" calcext:value-type="string">
            <text:p>http://openbuildspartstore.com/8mm-metric-acme-lead-screw/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3]*[.D3]" office:value-type="float" office:value="1" calcext:value-type="float">
            <text:p>1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table:formula="of:=[.E3]*[.G3]" office:value-type="currency" office:currency="USD" office:value="15.5" calcext:value-type="currency">
            <text:p>$15.5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4]*[.D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Threaded Rod Motor Mount Plates, NEMA1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2" calcext:value-type="float">
            <text:p>2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table:formula="of:=[.E5]*[.G5]" office:value-type="currency" office:currency="USD" office:value="13.9" calcext:value-type="currency">
            <text:p>$13.9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M3 45mm Screw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3" calcext:value-type="float">
            <text:p>3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table:formula="of:=[.E6]*[.G6]" office:value-type="currency" office:currency="USD" office:value="0.75" calcext:value-type="currency">
            <text:p>$0.75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3" calcext:value-type="float">
            <text:p>3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E7]*[.G7]" office:value-type="currency" office:currency="USD" office:value="2.1" calcext:value-type="currency">
            <text:p>$2.1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]*[.D8]" office:value-type="float" office:value="3" calcext:value-type="float">
            <text:p>3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table:formula="of:=[.E8]*[.G8]" office:value-type="currency" office:currency="USD" office:value="0.21" calcext:value-type="currency">
            <text:p>$0.21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3" calcext:value-type="float">
            <text:p>3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table:formula="of:=[.E9]*[.G9]" office:value-type="currency" office:currency="USD" office:value="2.7" calcext:value-type="currency">
            <text:p>$2.7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3" calcext:value-type="float">
            <text:p>3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10]*[.G10]" office:value-type="currency" office:currency="USD" office:value="3" calcext:value-type="currency">
            <text:p>$3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1]*[.D11]" office:value-type="float" office:value="1" calcext:value-type="float">
            <text:p>1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table:formula="of:=[.E11]*[.G11]" office:value-type="currency" office:currency="USD" office:value="6.35" calcext:value-type="currency">
            <text:p>$6.35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12]*[.D1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3]*[.D13]" office:value-type="float" office:value="1" calcext:value-type="float">
            <text:p>1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table:formula="of:=[.E13]*[.G13]" office:value-type="currency" office:currency="USD" office:value="13.95" calcext:value-type="currency">
            <text:p>$13.95</text:p>
          </table:table-cell>
          <table:table-cell/>
          <table:table-cell office:value-type="string" calcext:value-type="string">
            <text:p>https://www.lulzbot.com/products/nema-17-stepper-motor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14]*[.D1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float" office:value="2" calcext:value-type="float">
            <text:p>2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table:formula="of:=[.E15]*[.G15]" office:value-type="currency" office:currency="USD" office:value="7.9" calcext:value-type="currency">
            <text:p>$7.9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6]*[.D16]" office:value-type="float" office:value="1" calcext:value-type="float">
            <text:p>1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formula="of:=[.E16]*[.G16]" office:value-type="currency" office:currency="USD" office:value="12" calcext:value-type="currency">
            <text:p>$12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7]*[.D17]" office:value-type="float" office:value="1" calcext:value-type="float">
            <text:p>1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table:formula="of:=[.E17]*[.G17]" office:value-type="currency" office:currency="USD" office:value="9.85" calcext:value-type="currency">
            <text:p>$9.85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18]*[.D1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9]*[.D19]" office:value-type="float" office:value="6" calcext:value-type="float">
            <text:p>6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table:formula="of:=[.E19]*[.G19]" office:value-type="currency" office:currency="USD" office:value="40.5" calcext:value-type="currency">
            <text:p>$40.5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6" calcext:value-type="float">
            <text:p>6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table:formula="of:=[.E20]*[.G20]" office:value-type="currency" office:currency="USD" office:value="0.2892" calcext:value-type="currency">
            <text:p>$0.29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1]*[.D21]" office:value-type="float" office:value="6" calcext:value-type="float">
            <text:p>6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21]*[.G21]" office:value-type="currency" office:currency="USD" office:value="1.2" calcext:value-type="currency">
            <text:p>$1.2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2]*[.D22]" office:value-type="float" office:value="6" calcext:value-type="float">
            <text:p>6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22]*[.G22]" office:value-type="currency" office:currency="USD" office:value="1.8" calcext:value-type="currency">
            <text:p>$1.8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centric Spacer, 6m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3]*[.D23]" office:value-type="float" office:value="3" calcext:value-type="float">
            <text:p>3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table:formula="of:=[.E23]*[.G23]"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eccentric-spacer/</text:p>
          </table:table-cell>
          <table:table-cell table:number-columns-repeated="1014"/>
        </table:table-row>
      </table:table>
      <table:table table:name="Y" table:style-name="ta1">
        <table:table-column table:style-name="co3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3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]*[.D2]" office:value-type="float" office:value="2" calcext:value-type="float">
            <text:p>2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table:formula="of:=[.E2]*[.G2]" office:value-type="currency" office:currency="USD" office:value="63" calcext:value-type="currency">
            <text:p>$63.00</text:p>
          </table:table-cell>
          <table:table-cell/>
          <table:table-cell table:style-name="ce5" office:value-type="string" calcext:value-type="string">
            <text:p>http://openbuildspartstore.com/8mm-metric-acme-lead-screw/</text:p>
          </table:table-cell>
        </table:table-row>
        <table:table-row table:style-name="ro1">
          <table:table-cell office:value-type="string" calcext:value-type="string">
            <text:p>V-Slot R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3]*[.D3]" office:value-type="float" office:value="2" calcext:value-type="float">
            <text:p>2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table:formula="of:=[.E3]*[.G3]" office:value-type="currency" office:currency="USD" office:value="31" calcext:value-type="currency">
            <text:p>$31.00</text:p>
          </table:table-cell>
          <table:table-cell/>
          <table:table-cell office:value-type="string" calcext:value-type="string">
            <text:p>http://openbuildspartstore.com/v-slot-linear-rail/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4]*[.D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Threaded Rod Motor Mount Plates, NEMA1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5]*[.D5]" office:value-type="float" office:value="4" calcext:value-type="float">
            <text:p>4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table:formula="of:=[.E5]*[.G5]" office:value-type="currency" office:currency="USD" office:value="27.8" calcext:value-type="currency">
            <text:p>$27.8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</table:table-row>
        <table:table-row table:style-name="ro1">
          <table:table-cell table:style-name="ce4" office:value-type="string" calcext:value-type="string">
            <text:p>M3 45mm Screw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6]*[.D6]" office:value-type="float" office:value="6" calcext:value-type="float">
            <text:p>6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table:formula="of:=[.E6]*[.G6]" office:value-type="currency" office:currency="USD" office:value="1.5" calcext:value-type="currency">
            <text:p>$1.50</text:p>
          </table:table-cell>
          <table:table-cell/>
          <table:table-cell office:value-type="string" calcext:value-type="string">
            <text:p>http://openbuildspartstore.com/m3-cap-head-screws/</text:p>
          </table:table-cell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]*[.D7]" office:value-type="float" office:value="6" calcext:value-type="float">
            <text:p>6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E7]*[.G7]" office:value-type="currency" office:currency="USD" office:value="4.2" calcext:value-type="currency">
            <text:p>$4.20</text:p>
          </table:table-cell>
          <table:table-cell/>
          <table:table-cell office:value-type="string" calcext:value-type="string">
            <text:p>http://openbuildspartstore.com/aluminum-spacers/</text:p>
          </table:table-cell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8]*[.D8]" office:value-type="float" office:value="6" calcext:value-type="float">
            <text:p>6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table:formula="of:=[.E8]*[.G8]" office:value-type="currency" office:currency="USD" office:value="5.4" calcext:value-type="currency">
            <text:p>$5.40</text:p>
          </table:table-cell>
          <table:table-cell/>
          <table:table-cell office:value-type="string" calcext:value-type="string">
            <text:p>http://openbuildspartstore.com/lock-collar/</text:p>
          </table:table-cell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9]*[.D9]" office:value-type="float" office:value="6" calcext:value-type="float">
            <text:p>6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table:formula="of:=[.E9]*[.G9]" office:value-type="currency" office:currency="USD" office:value="0.42" calcext:value-type="currency">
            <text:p>$0.42</text:p>
          </table:table-cell>
          <table:table-cell/>
          <table:table-cell office:value-type="string" calcext:value-type="string">
            <text:p>http://openbuildspartstore.com/set-screw/</text:p>
          </table:table-cell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float" office:value="6" calcext:value-type="float">
            <text:p>6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10]*[.G10]"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1]*[.D11]" office:value-type="float" office:value="2" calcext:value-type="float">
            <text:p>2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table:formula="of:=[.E11]*[.G11]"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http://openbuildspartstore.com/5mm-8mm-flexible-coupling/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12]*[.D1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]*[.D13]" office:value-type="float" office:value="2" calcext:value-type="float">
            <text:p>2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table:formula="of:=[.E13]*[.G13]" office:value-type="currency" office:currency="USD" office:value="27.9" calcext:value-type="currency">
            <text:p>$27.90</text:p>
          </table:table-cell>
          <table:table-cell/>
          <table:table-cell office:value-type="string" calcext:value-type="string">
            <text:p>https://www.lulzbot.com/products/nema-17-stepper-motor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14]*[.D1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15]*[.D15]" office:value-type="float" office:value="8" calcext:value-type="float">
            <text:p>8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table:formula="of:=[.E15]*[.G15]" office:value-type="currency" office:currency="USD" office:value="31.6" calcext:value-type="currency">
            <text:p>$31.60</text:p>
          </table:table-cell>
          <table:table-cell/>
          <table:table-cell office:value-type="string" calcext:value-type="string">
            <text:p>http://openbuildspartstore.com/spacer-block/</text:p>
          </table:table-cell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16]*[.D16]" office:value-type="float" office:value="4" calcext:value-type="float">
            <text:p>4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formula="of:=[.E16]*[.G16]" office:value-type="currency" office:currency="USD" office:value="48" calcext:value-type="currency">
            <text:p>$48.00</text:p>
          </table:table-cell>
          <table:table-cell/>
          <table:table-cell office:value-type="string" calcext:value-type="string">
            <text:p>http://openbuildspartstore.com/v-slot-gantry-plates/</text:p>
          </table:table-cell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17]*[.D17]" office:value-type="float" office:value="4" calcext:value-type="float">
            <text:p>4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table:formula="of:=[.E17]*[.G17]" office:value-type="currency" office:currency="USD" office:value="39.4" calcext:value-type="currency">
            <text:p>$39.40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18]*[.D1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19]*[.D19]" office:value-type="float" office:value="24" calcext:value-type="float">
            <text:p>24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table:formula="of:=[.E19]*[.G19]" office:value-type="currency" office:currency="USD" office:value="162" calcext:value-type="currency">
            <text:p>$162.00</text:p>
          </table:table-cell>
          <table:table-cell/>
          <table:table-cell office:value-type="string" calcext:value-type="string">
            <text:p>http://openbuildspartstore.com/xtreme-solid-v-wheel-kit/</text:p>
          </table:table-cell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20]*[.D20]" office:value-type="float" office:value="24" calcext:value-type="float">
            <text:p>24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table:formula="of:=[.E20]*[.G20]" office:value-type="currency" office:currency="USD" office:value="1.1568" calcext:value-type="currency">
            <text:p>$1.16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21]*[.D21]" office:value-type="float" office:value="24" calcext:value-type="float">
            <text:p>24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21]*[.G21]" office:value-type="currency" office:currency="USD" office:value="4.8" calcext:value-type="currency">
            <text:p>$4.80</text:p>
          </table:table-cell>
          <table:table-cell/>
          <table:table-cell office:value-type="string" calcext:value-type="string">
            <text:p>http://openbuildspartstore.com/low-profile-screws-m5/</text:p>
          </table:table-cell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22]*[.D22]" office:value-type="float" office:value="24" calcext:value-type="float">
            <text:p>24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22]*[.G22]" office:value-type="currency" office:currency="USD" office:value="7.2" calcext:value-type="currency">
            <text:p>$7.20</text:p>
          </table:table-cell>
          <table:table-cell/>
          <table:table-cell office:value-type="string" calcext:value-type="string">
            <text:p>http://openbuildspartstore.com/aluminum-spacers/</text:p>
          </table:table-cell>
        </table:table-row>
        <table:table-row table:style-name="ro1">
          <table:table-cell office:value-type="string" calcext:value-type="string">
            <text:p>Eccentric Spacer, 6m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23]*[.D23]" office:value-type="float" office:value="12" calcext:value-type="float">
            <text:p>12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table:formula="of:=[.E23]*[.G23]" office:value-type="currency" office:currency="USD" office:value="24" calcext:value-type="currency">
            <text:p>$24.00</text:p>
          </table:table-cell>
          <table:table-cell/>
          <table:table-cell office:value-type="string" calcext:value-type="string">
            <text:p>http://openbuildspartstore.com/eccentric-spacer/</text:p>
          </table:table-cell>
        </table:table-row>
      </table:table>
      <table:table table:name="Z" table:style-name="ta1">
        <table:table-column table:style-name="co6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3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]*[.D2]" office:value-type="float" office:value="2" calcext:value-type="float">
            <text:p>2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table:formula="of:=[.E2]*[.G2]" office:value-type="currency" office:currency="USD" office:value="63" calcext:value-type="currency">
            <text:p>$63.00</text:p>
          </table:table-cell>
          <table:table-cell/>
          <table:table-cell table:style-name="ce5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 office:value-type="string" calcext:value-type="string">
            <text:p>500m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3]*[.D3]" office:value-type="float" office:value="2" calcext:value-type="float">
            <text:p>2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table:formula="of:=[.E3]*[.G3]" office:value-type="currency" office:currency="USD" office:value="15" calcext:value-type="currency">
            <text:p>$15.0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4]*[.D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Threaded Rod Motor Mount Plates, NEMA1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5]*[.D5]" office:value-type="float" office:value="4" calcext:value-type="float">
            <text:p>4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table:formula="of:=[.E5]*[.G5]" office:value-type="currency" office:currency="USD" office:value="27.8" calcext:value-type="currency">
            <text:p>$27.8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M3 45mm Screw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6]*[.D6]" office:value-type="float" office:value="6" calcext:value-type="float">
            <text:p>6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table:formula="of:=[.E6]*[.G6]" office:value-type="currency" office:currency="USD" office:value="1.5" calcext:value-type="currency">
            <text:p>$1.50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]*[.D7]" office:value-type="float" office:value="6" calcext:value-type="float">
            <text:p>6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E7]*[.G7]" office:value-type="currency" office:currency="USD" office:value="4.2" calcext:value-type="currency">
            <text:p>$4.2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8]*[.D8]" office:value-type="float" office:value="6" calcext:value-type="float">
            <text:p>6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table:formula="of:=[.E8]*[.G8]" office:value-type="currency" office:currency="USD" office:value="5.4" calcext:value-type="currency">
            <text:p>$5.4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9]*[.D9]" office:value-type="float" office:value="6" calcext:value-type="float">
            <text:p>6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table:formula="of:=[.E9]*[.G9]" office:value-type="currency" office:currency="USD" office:value="0.42" calcext:value-type="currency">
            <text:p>$0.42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float" office:value="6" calcext:value-type="float">
            <text:p>6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10]*[.G10]"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1]*[.D11]" office:value-type="float" office:value="2" calcext:value-type="float">
            <text:p>2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table:formula="of:=[.E11]*[.G11]"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12]*[.D1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]*[.D13]" office:value-type="float" office:value="2" calcext:value-type="float">
            <text:p>2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table:formula="of:=[.E13]*[.G13]" office:value-type="currency" office:currency="USD" office:value="27.9" calcext:value-type="currency">
            <text:p>$27.90</text:p>
          </table:table-cell>
          <table:table-cell/>
          <table:table-cell office:value-type="string" calcext:value-type="string">
            <text:p>https://www.lulzbot.com/products/nema-17-stepper-motor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14]*[.D1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[.C15]*[.D15]" office:value-type="float" office:value="4" calcext:value-type="float">
            <text:p>4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table:formula="of:=[.E15]*[.G15]" office:value-type="currency" office:currency="USD" office:value="15.8" calcext:value-type="currency">
            <text:p>$15.8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6]*[.D16]" office:value-type="float" office:value="2" calcext:value-type="float">
            <text:p>2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formula="of:=[.E16]*[.G16]" office:value-type="currency" office:currency="USD" office:value="24" calcext:value-type="currency">
            <text:p>$24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7]*[.D17]" office:value-type="float" office:value="2" calcext:value-type="float">
            <text:p>2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table:formula="of:=[.E17]*[.G17]" office:value-type="currency" office:currency="USD" office:value="19.7" calcext:value-type="currency">
            <text:p>$19.70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18]*[.D1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19]*[.D19]" office:value-type="float" office:value="12" calcext:value-type="float">
            <text:p>12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table:formula="of:=[.E19]*[.G19]" office:value-type="currency" office:currency="USD" office:value="81" calcext:value-type="currency">
            <text:p>$81.0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20]*[.D20]" office:value-type="float" office:value="12" calcext:value-type="float">
            <text:p>12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table:formula="of:=[.E20]*[.G20]" office:value-type="currency" office:currency="USD" office:value="0.5784" calcext:value-type="currency">
            <text:p>$0.58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21]*[.D21]" office:value-type="float" office:value="12" calcext:value-type="float">
            <text:p>12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21]*[.G21]" office:value-type="currency" office:currency="USD" office:value="2.4" calcext:value-type="currency">
            <text:p>$2.4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22]*[.D22]" office:value-type="float" office:value="12" calcext:value-type="float">
            <text:p>12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22]*[.G22]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centric Spacer, 6m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3]*[.D23]" office:value-type="float" office:value="6" calcext:value-type="float">
            <text:p>6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table:formula="of:=[.E23]*[.G23]" office:value-type="currency" office:currency="USD" office:value="12" calcext:value-type="currency">
            <text:p>$12.00</text:p>
          </table:table-cell>
          <table:table-cell/>
          <table:table-cell office:value-type="string" calcext:value-type="string">
            <text:p>http://openbuildspartstore.com/eccentric-spacer/</text:p>
          </table:table-cell>
          <table:table-cell table:number-columns-repeated="1014"/>
        </table:table-row>
      </table:table>
      <table:table table:name="Actuator" table:style-name="ta1">
        <table:table-column table:style-name="co3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7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2]*[.D2]" office:value-type="float" office:value="1" calcext:value-type="float">
            <text:p>1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table:formula="of:=[.E2]*[.G2]" office:value-type="currency" office:currency="USD" office:value="31.5" calcext:value-type="currency">
            <text:p>$31.50</text:p>
          </table:table-cell>
          <table:table-cell/>
          <table:table-cell table:style-name="ce5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3]*[.D3]" office:value-type="float" office:value="1" calcext:value-type="float">
            <text:p>1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table:formula="of:=[.E3]*[.G3]" office:value-type="currency" office:currency="USD" office:value="15.5" calcext:value-type="currency">
            <text:p>$15.5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4]*[.D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Threaded Rod Motor Mount Plates, NEMA1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2" calcext:value-type="float">
            <text:p>2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table:formula="of:=[.E5]*[.G5]" office:value-type="currency" office:currency="USD" office:value="13.9" calcext:value-type="currency">
            <text:p>$13.9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M3 45mm Screw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3" calcext:value-type="float">
            <text:p>3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table:formula="of:=[.E6]*[.G6]" office:value-type="currency" office:currency="USD" office:value="0.75" calcext:value-type="currency">
            <text:p>$0.75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3" calcext:value-type="float">
            <text:p>3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E7]*[.G7]" office:value-type="currency" office:currency="USD" office:value="2.1" calcext:value-type="currency">
            <text:p>$2.1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]*[.D8]" office:value-type="float" office:value="3" calcext:value-type="float">
            <text:p>3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table:formula="of:=[.E8]*[.G8]" office:value-type="currency" office:currency="USD" office:value="2.7" calcext:value-type="currency">
            <text:p>$2.7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3" calcext:value-type="float">
            <text:p>3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table:formula="of:=[.E9]*[.G9]" office:value-type="currency" office:currency="USD" office:value="0.21" calcext:value-type="currency">
            <text:p>$0.21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3" calcext:value-type="float">
            <text:p>3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10]*[.G10]" office:value-type="currency" office:currency="USD" office:value="3" calcext:value-type="currency">
            <text:p>$3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1]*[.D11]" office:value-type="float" office:value="1" calcext:value-type="float">
            <text:p>1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table:formula="of:=[.E11]*[.G11]" office:value-type="currency" office:currency="USD" office:value="6.35" calcext:value-type="currency">
            <text:p>$6.35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12]*[.D1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3]*[.D13]" office:value-type="float" office:value="1" calcext:value-type="float">
            <text:p>1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table:formula="of:=[.E13]*[.G13]" office:value-type="currency" office:currency="USD" office:value="13.95" calcext:value-type="currency">
            <text:p>$13.95</text:p>
          </table:table-cell>
          <table:table-cell/>
          <table:table-cell office:value-type="string" calcext:value-type="string">
            <text:p>https://www.lulzbot.com/products/nema-17-stepper-motor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14]*[.D1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float" office:value="2" calcext:value-type="float">
            <text:p>2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table:formula="of:=[.E15]*[.G15]" office:value-type="currency" office:currency="USD" office:value="7.9" calcext:value-type="currency">
            <text:p>$7.9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6]*[.D16]" office:value-type="float" office:value="1" calcext:value-type="float">
            <text:p>1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formula="of:=[.E16]*[.G16]" office:value-type="currency" office:currency="USD" office:value="12" calcext:value-type="currency">
            <text:p>$12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7]*[.D17]" office:value-type="float" office:value="1" calcext:value-type="float">
            <text:p>1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table:formula="of:=[.E17]*[.G17]" office:value-type="currency" office:currency="USD" office:value="9.85" calcext:value-type="currency">
            <text:p>$9.85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18]*[.D1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9]*[.D19]" office:value-type="float" office:value="6" calcext:value-type="float">
            <text:p>6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table:formula="of:=[.E19]*[.G19]" office:value-type="currency" office:currency="USD" office:value="40.5" calcext:value-type="currency">
            <text:p>$40.5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6" calcext:value-type="float">
            <text:p>6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table:formula="of:=[.E20]*[.G20]" office:value-type="currency" office:currency="USD" office:value="0.2892" calcext:value-type="currency">
            <text:p>$0.29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1]*[.D21]" office:value-type="float" office:value="6" calcext:value-type="float">
            <text:p>6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21]*[.G21]" office:value-type="currency" office:currency="USD" office:value="1.2" calcext:value-type="currency">
            <text:p>$1.2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2]*[.D22]" office:value-type="float" office:value="6" calcext:value-type="float">
            <text:p>6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22]*[.G22]" office:value-type="currency" office:currency="USD" office:value="1.8" calcext:value-type="currency">
            <text:p>$1.8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centric Spacer, 6m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3]*[.D23]" office:value-type="float" office:value="3" calcext:value-type="float">
            <text:p>3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table:formula="of:=[.E23]*[.G23]"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eccentric-spacer/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formula="of:=SUM([.H2:.H23])" office:value-type="currency" office:currency="USD" office:value="169.4992" calcext:value-type="currency">
            <text:p>$169.50</text:p>
          </table:table-cell>
          <table:table-cell table:number-columns-repeated="1016"/>
        </table:table-row>
      </table:table>
      <table:table table:name="Tools" table:style-name="ta1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Tap Set</text:p>
          </table:table-cell>
          <table:table-cell table:number-columns-repeated="8"/>
          <table:table-cell office:value-type="string" calcext:value-type="string">
            <text:p>http://openbuildspartstore.com/tap-s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 Removal Knife</text:p>
          </table:table-cell>
          <table:table-cell table:number-columns-repeated="8"/>
          <table:table-cell office:value-type="string" calcext:value-type="string">
            <text:p>http://www.webstaurantstore.com/3-1-2-stainless-steel-clam-knife-with-blue-nylon-handle/35340592.htm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zzle Wiper</text:p>
          </table:table-cell>
          <table:table-cell table:number-columns-repeated="8"/>
          <table:table-cell office:value-type="string" calcext:value-type="string">
            <text:p>https://www.lulzbot.com/products/lulzbot-mini-wiper-replacement-ki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trusion, 20-2020</text:p>
          </table:table-cell>
          <table:table-cell office:value-type="string" calcext:value-type="string">
            <text:p>Expendable.</text:p>
          </table:table-cell>
          <table:table-cell table:number-columns-repeated="7"/>
          <table:table-cell office:value-type="string" calcext:value-type="string">
            <text:p>http://www.amazon.com/80-20-20-2040-T-SLOTTED-EXTRUSION/dp/B001F0G6CU/ref=sr_1_1?ie=UTF8&amp;qid=1440121189&amp;sr=8-1&amp;keywords=20-2040+610m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MINDER: Extra screws, tee nuts, etc.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 style:data-style-name="N2" text:time-value="20:21:08.266836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0T22:24:44.815642889</dc:date>
    <meta:editing-duration>PT4H16M20S</meta:editing-duration>
    <meta:editing-cycles>85</meta:editing-cycles>
    <meta:generator>LibreOffice/5.0.0.5$Linux_X86_64 LibreOffice_project/00m0$Build-5</meta:generator>
    <meta:document-statistic meta:table-count="8" meta:cell-count="712" meta:object-count="0"/>
  </office:meta>
</office:document-meta>
</file>